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29.65mm"/>
    </style:style>
    <style:style style:name="co6" style:family="table-column">
      <style:table-column-properties fo:break-before="auto" style:column-width="40.71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25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6"/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00cc33"/>
      <style:text-properties fo:color="#000000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ext-properties fo: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STP2-L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stoc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Cstock (M)</text:p>
          </table:table-cell>
          <table:table-cell/>
          <table:table-cell office:value-type="string" calcext:value-type="string">
            <text:p>Volume DSC</text:p>
          </table:table-cell>
          <table:table-cell/>
          <table:table-cell office:value-type="string" calcext:value-type="string">
            <text:p>Volume from Cstock for dilution µL</text:p>
          </table:table-cell>
          <table:table-cell table:number-columns-repeated="1017"/>
        </table:table-row>
        <table:table-row table:style-name="ro1">
          <table:table-cell table:style-name="ce1" office:value-type="float" office:value="0.0002" calcext:value-type="float">
            <text:p>2,00E-04</text:p>
          </table:table-cell>
          <table:table-cell table:style-name="ce1" office:value-type="float" office:value="0.0000001246" calcext:value-type="float">
            <text:p>1,25E-07</text:p>
          </table:table-cell>
          <table:table-cell table:formula="of:=[.B3]/[.A3]" office:value-type="float" office:value="0.000623" calcext:value-type="float">
            <text:p>0,000623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25" office:value-type="float" office:value="25" calcext:value-type="float">
            <text:p>25</text:p>
          </table:table-cell>
          <table:table-cell table:formula="of:=25*623/300" office:value-type="float" office:value="51.9166666666667" calcext:value-type="float">
            <text:p>51,9166666667</text:p>
          </table:table-cell>
          <table:table-cell office:value-type="string" calcext:value-type="string">
            <text:p>µ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1023"/>
        </table:table-row>
        <table:table-row table:style-name="ro1">
          <table:table-cell table:style-name="ce1" office:value-type="float" office:value="0.0004" calcext:value-type="float">
            <text:p>4,00E-04</text:p>
          </table:table-cell>
          <table:table-cell table:style-name="ce5" office:value-type="float" office:value="0.0000002467" calcext:value-type="float">
            <text:p>0,0000002467</text:p>
          </table:table-cell>
          <table:table-cell table:formula="of:=[.B5]/[.A5]" office:value-type="float" office:value="0.00061675" calcext:value-type="float">
            <text:p>0,00061675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[.H3]*300/([.C5]*1000000)" office:value-type="float" office:value="25.2533441426834" calcext:value-type="float">
            <text:p>25,2533441427</text:p>
          </table:table-cell>
          <table:table-cell office:value-type="string" calcext:value-type="string">
            <text:p>25,3µL re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50*60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>
          <table:table-cell table:formula="of:=[.C3]" office:value-type="float" office:value="0.000623" calcext:value-type="float">
            <text:p>0,000623</text:p>
          </table:table-cell>
          <table:table-cell office:value-type="string" calcext:value-type="string">
            <text:p>1L</text:p>
          </table:table-cell>
          <table:table-cell/>
          <table:table-cell office:value-type="string" calcext:value-type="string">
            <text:p>9nmol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000135" calcext:value-type="float">
            <text:p>1,35E-08</text:p>
          </table:table-cell>
          <table:table-cell table:formula="of:=[.A10]/[.A9]" office:value-type="float" office:value="0.000021669341894061" calcext:value-type="float">
            <text:p>2,1669341894061E-05</text:p>
          </table:table-cell>
          <table:table-cell table:number-columns-repeated="1022"/>
        </table:table-row>
        <table:table-row table:style-name="ro1">
          <table:table-cell/>
          <table:table-cell table:formula="of:=[.B10]*1000000" office:value-type="float" office:value="21.669341894061" calcext:value-type="float">
            <text:p>21,6693418941</text:p>
          </table:table-cell>
          <table:table-cell/>
          <table:table-cell office:value-type="string" calcext:value-type="string">
            <text:p>9nmol</text:p>
          </table:table-cell>
          <table:table-cell office:value-type="string" calcext:value-type="string">
            <text:p>1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 for ITC (inside)</text:p>
          </table:table-cell>
          <table:table-cell office:value-type="string" calcext:value-type="string">
            <text:p>13,5nmol</text:p>
          </table:table-cell>
          <table:table-cell office:value-type="string" calcext:value-type="string">
            <text:p>1,5mL</text:p>
          </table:table-cell>
          <table:table-cell/>
          <table:table-cell office:value-type="string" calcext:value-type="string">
            <text:p>Seringe of 1PTSPOOL</text:p>
          </table:table-cell>
          <table:table-cell office:value-type="string" calcext:value-type="string">
            <text:p>400u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 of stock of STP2(uL)</text:p>
          </table:table-cell>
          <table:table-cell table:formula="of:=[.B11]" office:value-type="float" office:value="21.669341894061" calcext:value-type="float">
            <text:p>21,6693418941</text:p>
          </table:table-cell>
          <table:table-cell office:value-type="string" calcext:value-type="string">
            <text:p>21,7µL real</text:p>
          </table:table-cell>
          <table:table-cell/>
          <table:table-cell office:value-type="string" calcext:value-type="string">
            <text:p>we want full titration at</text:p>
          </table:table-cell>
          <table:table-cell office:value-type="string" calcext:value-type="string">
            <text:p>150u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3,5nmol in 150u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 of STP2</text:p>
          </table:table-cell>
          <table:table-cell table:formula="of:=13.5/1500" office:value-type="float" office:value="0.009" calcext:value-type="float">
            <text:p>0,009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90µM</text:p>
          </table:table-cell>
          <table:table-cell table:formula="of:=0.0000000135/(0.00015)" office:value-type="float" office:value="0.00009" calcext:value-type="float">
            <text:p>0,00009</text:p>
          </table:table-cell>
          <table:table-cell office:value-type="string" calcext:value-type="string">
            <text:p>(M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5]/[.H15]" office:value-type="float" office:value="6.85277777777778" calcext:value-type="float">
            <text:p>6,8527777778</text:p>
          </table:table-cell>
          <table:table-cell office:value-type="string" calcext:value-type="string">
            <text:p>dilution facto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400/[.H16]" office:value-type="float" office:value="58.3704904742602" calcext:value-type="float">
            <text:p>58,3704904743</text:p>
          </table:table-cell>
          <table:table-cell office:value-type="string" calcext:value-type="string">
            <text:p>uL of stock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400-58" office:value-type="float" office:value="342" calcext:value-type="float">
            <text:p>34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276.1" calcext:value-type="float">
            <text:p>12276,1</text:p>
          </table:table-cell>
          <table:table-cell table:formula="of:=[.A23]/([.B23])*0.000000001/0.000001" office:value-type="float" office:value="0.0000351088700808889" calcext:value-type="float">
            <text:p>3,51088700808889E-05</text:p>
          </table:table-cell>
          <table:table-cell office:value-type="float" office:value="11.705" calcext:value-type="float">
            <text:p>11,705</text:p>
          </table:table-cell>
          <table:table-cell office:value-type="float" office:value="379600" calcext:value-type="float">
            <text:p>379600</text:p>
          </table:table-cell>
          <table:table-cell table:formula="of:=[.D23]/[.E23]" office:value-type="float" office:value="0.0000308350895679663" calcext:value-type="float">
            <text:p>3,08350895679663E-05</text:p>
          </table:table-cell>
          <table:table-cell office:value-type="string" calcext:value-type="string">
            <text:p>DSCL8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806.4" calcext:value-type="float">
            <text:p>9806,4</text:p>
          </table:table-cell>
          <table:table-cell table:formula="of:=[.A24]/([.B24])*0.000000001/0.000001" office:value-type="float" office:value="0.0000327337249143417" calcext:value-type="float">
            <text:p>3,27337249143417E-05</text:p>
          </table:table-cell>
          <table:table-cell office:value-type="float" office:value="8.905" calcext:value-type="float">
            <text:p>8,905</text:p>
          </table:table-cell>
          <table:table-cell office:value-type="float" office:value="297000" calcext:value-type="float">
            <text:p>297000</text:p>
          </table:table-cell>
          <table:table-cell table:formula="of:=[.D24]/[.E24]" office:value-type="float" office:value="0.000029983164983165" calcext:value-type="float">
            <text:p>2,9983164983165E-05</text:p>
          </table:table-cell>
          <table:table-cell office:value-type="string" calcext:value-type="string">
            <text:p>DSC1PTSPOOL</text:p>
          </table:table-cell>
          <table:table-cell table:number-columns-repeated="1017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number-columns-repeated="2"/>
          <table:table-cell office:value-type="float" office:value="2.379" calcext:value-type="float">
            <text:p>2,379</text:p>
          </table:table-cell>
          <table:table-cell/>
          <table:table-cell table:formula="of:=[.D25]/[.E23]" office:value-type="float" office:value="0.00000626712328767123" calcext:value-type="float">
            <text:p>6,26712328767123E-06</text:p>
          </table:table-cell>
          <table:table-cell office:value-type="string" calcext:value-type="string">
            <text:p>ITCL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.241" calcext:value-type="float">
            <text:p>16,241</text:p>
          </table:table-cell>
          <table:table-cell/>
          <table:table-cell table:formula="of:=[.D26]/[.E24]" office:value-type="float" office:value="0.0000546835016835017" calcext:value-type="float">
            <text:p>5,46835016835017E-05</text:p>
          </table:table-cell>
          <table:table-cell office:value-type="string" calcext:value-type="string">
            <text:p>ITC1PTSPOO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mole (nmole)</text:p>
          </table:table-cell>
          <table:table-cell office:value-type="string" calcext:value-type="string">
            <text:p>Vechantillon (µL)</text:p>
          </table:table-cell>
          <table:table-cell office:value-type="string" calcext:value-type="string">
            <text:p>Cnominal µM</text:p>
          </table:table-cell>
          <table:table-cell office:value-type="string" calcext:value-type="string">
            <text:p>Cstock uM</text:p>
          </table:table-cell>
          <table:table-cell office:value-type="string" calcext:value-type="string">
            <text:p>Vprep (µL)</text:p>
          </table:table-cell>
          <table:table-cell office:value-type="string" calcext:value-type="string">
            <text:p>Vprel</text:p>
          </table:table-cell>
          <table:table-cell office:value-type="string" calcext:value-type="string">
            <text:p>Vcom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C1PTSPOOL</text:p>
          </table:table-cell>
          <table:table-cell office:value-type="string" calcext:value-type="string">
            <text:p>dans la seingue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[.C29]/[.D29]*1000"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50" calcext:value-type="float">
            <text:p>350</text:p>
          </table:table-cell>
          <table:table-cell table:formula="of:=[.G29]*[.E29]/[.F29]" office:value-type="float" office:value="34.0356564019449" calcext:value-type="float">
            <text:p>34,0356564019</text:p>
          </table:table-cell>
          <table:table-cell table:formula="of:=[.G29]-[.H29]" office:value-type="float" office:value="315.964343598055" calcext:value-type="float">
            <text:p>315,96434359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OP8</text:p>
          </table:table-cell>
          <table:table-cell office:value-type="string" calcext:value-type="string">
            <text:p>dans le volume de mesure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C30]/[.D30]*1000"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1500" calcext:value-type="float">
            <text:p>1500</text:p>
          </table:table-cell>
          <table:table-cell table:formula="of:=[.G30]*[.E30]/[.F30]" office:value-type="float" office:value="24.0770465489567" calcext:value-type="float">
            <text:p>24,077046549</text:p>
          </table:table-cell>
          <table:table-cell table:formula="of:=[.G30]-[.H30]" office:value-type="float" office:value="1475.92295345104" calcext:value-type="float">
            <text:p>1475,92295345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mesurée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OD</text:p>
          </table:table-cell>
          <table:table-cell table:number-columns-repeated="3"/>
          <table:table-cell office:value-type="string" calcext:value-type="string">
            <text:p>Odmo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8</text:p>
          </table:table-cell>
          <table:table-cell table:formula="of:=[.J32]/[.D32]" office:value-type="float" office:value="0.00000770086933614331" calcext:value-type="float">
            <text:p>7,70086933614331E-06</text:p>
          </table:table-cell>
          <table:table-cell office:value-type="float" office:value="379600" calcext:value-type="float">
            <text:p>379600</text:p>
          </table:table-cell>
          <table:table-cell/>
          <table:table-cell office:value-type="float" office:value="2.816" calcext:value-type="float">
            <text:p>2,81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75" calcext:value-type="float">
            <text:p>2,975</text:p>
          </table:table-cell>
          <table:table-cell office:value-type="float" office:value="2.977" calcext:value-type="float">
            <text:p>2,977</text:p>
          </table:table-cell>
          <table:table-cell table:formula="of:=AVERAGE([.F32:.I32])" office:value-type="float" office:value="2.92325" calcext:value-type="float">
            <text:p>2,923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PTS</text:p>
          </table:table-cell>
          <table:table-cell table:formula="of:=[.E33]/[.D33]" office:value-type="float" office:value="0.0000511638608305275" calcext:value-type="float">
            <text:p>5,11638608305275E-05</text:p>
          </table:table-cell>
          <table:table-cell office:value-type="float" office:value="297000" calcext:value-type="float">
            <text:p>297000</text:p>
          </table:table-cell>
          <table:table-cell table:formula="of:=AVERAGE([.F33:.H33])" office:value-type="float" office:value="15.1956666666667" calcext:value-type="float">
            <text:p>15,1956666667</text:p>
          </table:table-cell>
          <table:table-cell office:value-type="float" office:value="15.067" calcext:value-type="float">
            <text:p>15,067</text:p>
          </table:table-cell>
          <table:table-cell office:value-type="float" office:value="15.399" calcext:value-type="float">
            <text:p>15,399</text:p>
          </table:table-cell>
          <table:table-cell office:value-type="float" office:value="15.121" calcext:value-type="float">
            <text:p>15,12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date" office:date-value="2022-11-07" calcext:value-type="date">
            <text:p>07/11/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e to prepar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stock (mM)</text:p>
          </table:table-cell>
          <table:table-cell office:value-type="string" calcext:value-type="string">
            <text:p>Amount of DNA</text:p>
          </table:table-cell>
          <table:table-cell office:value-type="string" calcext:value-type="string">
            <text:p>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P2L8</text:p>
          </table:table-cell>
          <table:table-cell table:number-columns-repeated="4"/>
          <table:table-cell table:style-name="ce1"/>
          <table:table-cell table:number-columns-repeated="6"/>
          <table:table-cell office:value-type="string" calcext:value-type="string">
            <text:p>C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ynge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formula="of:=[.F41]/[.B41]*1000000" office:value-type="float" office:value="0.0000533333333333332" calcext:value-type="float">
            <text:p>5,33333333333332E-05</text:p>
          </table:table-cell>
          <table:table-cell table:formula="of:=124.6/200" office:value-type="float" office:value="0.623" calcext:value-type="float">
            <text:p>0,623</text:p>
          </table:table-cell>
          <table:table-cell table:style-name="ce1" table:formula="of:=[.F43]*4/3" office:value-type="float" office:value="0.0000000133333333333333" calcext:value-type="float">
            <text:p>1,33E-08</text:p>
          </table:table-cell>
          <table:table-cell office:value-type="float" office:value="17.7" calcext:value-type="float">
            <text:p>17,7</text:p>
          </table:table-cell>
          <table:table-cell office:value-type="float" office:value="18.3" calcext:value-type="float">
            <text:p>18,3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AVERAGE([.G41:.I41])" office:value-type="float" office:value="18.0666666666667" calcext:value-type="float">
            <text:p>18,0666666667</text:p>
          </table:table-cell>
          <table:table-cell office:value-type="float" office:value="379600" calcext:value-type="float">
            <text:p>379600</text:p>
          </table:table-cell>
          <table:table-cell table:formula="of:=[.K41]/[.L41]" office:value-type="float" office:value="0.0000475939585528627" calcext:value-type="float">
            <text:p>0,0000475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0µM</text:p>
          </table:table-cell>
          <table:table-cell table:formula="of:=246.7/400" office:value-type="float" office:value="0.61675" calcext:value-type="float">
            <text:p>0,61675</text:p>
          </table:table-cell>
          <table:table-cell table:style-name="ce1" table:formula="of:=0.00001*0.001" office:value-type="float" office:value="0.00000001" calcext:value-type="float">
            <text:p>1,00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0</text:p>
          </table:table-cell>
          <table:table-cell table:number-columns-repeated="3"/>
          <table:table-cell table:style-name="ce8" office:value-type="string" calcext:value-type="string">
            <text:p>Signal was saturated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table:style-name="ce8" office:value-type="float" office:value="23.076" calcext:value-type="float">
            <text:p>23,076</text:p>
          </table:table-cell>
          <table:table-cell table:style-name="ce8" office:value-type="float" office:value="23.037" calcext:value-type="float">
            <text:p>23,037</text:p>
          </table:table-cell>
          <table:table-cell table:style-name="ce8" office:value-type="float" office:value="23.46" calcext:value-type="float">
            <text:p>23,46</text:p>
          </table:table-cell>
          <table:table-cell/>
          <table:table-cell table:formula="of:=AVERAGE([.G47:.I47])" office:value-type="float" office:value="23.191" calcext:value-type="float">
            <text:p>23,191</text:p>
          </table:table-cell>
          <table:table-cell office:value-type="float" office:value="379600" calcext:value-type="float">
            <text:p>379600</text:p>
          </table:table-cell>
          <table:table-cell table:formula="of:=[.K47]/[.L47]" office:value-type="float" office:value="0.0000610932560590095" calcext:value-type="float">
            <text:p>6,10932560590095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table:style-name="ce8" office:value-type="float" office:value="23.48" calcext:value-type="float">
            <text:p>23,48</text:p>
          </table:table-cell>
          <table:table-cell table:number-columns-repeated="2" table:style-name="ce8" office:value-type="float" office:value="23.46" calcext:value-type="float">
            <text:p>23,46</text:p>
          </table:table-cell>
          <table:table-cell/>
          <table:table-cell table:formula="of:=AVERAGE([.G48:.I48])" office:value-type="float" office:value="23.4666666666667" calcext:value-type="float">
            <text:p>23,4666666667</text:p>
          </table:table-cell>
          <table:table-cell office:value-type="float" office:value="297000" calcext:value-type="float">
            <text:p>297000</text:p>
          </table:table-cell>
          <table:table-cell table:formula="of:=[.K48]/[.L48]" office:value-type="float" office:value="0.0000790123456790123" calcext:value-type="float">
            <text:p>7,90123456790123E-0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office:value-type="string" calcext:value-type="string">
            <text:p>Experiment failed (2pics onl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Volume (µL)</text:p>
          </table:table-cell>
          <table:table-cell office:value-type="string" calcext:value-type="string">
            <text:p>Concentration (µM)</text:p>
          </table:table-cell>
          <table:table-cell office:value-type="string" calcext:value-type="string">
            <text:p>Number of mole (nmole)</text:p>
          </table:table-cell>
          <table:table-cell office:value-type="string" calcext:value-type="string">
            <text:p>Titration ratio</text:p>
          </table:table-cell>
          <table:table-cell office:value-type="string" calcext:value-type="string">
            <text:p>Nstock</text:p>
          </table:table-cell>
          <table:table-cell office:value-type="string" calcext:value-type="string">
            <text:p>Vstock</text:p>
          </table:table-cell>
          <table:table-cell office:value-type="string" calcext:value-type="string">
            <text:p>Cstock (µM)</text:p>
          </table:table-cell>
          <table:table-cell office:value-type="string" calcext:value-type="string">
            <text:p>Vprep</text:p>
          </table:table-cell>
          <table:table-cell office:value-type="string" calcext:value-type="string">
            <text:p>Vpip</text:p>
          </table:table-cell>
          <table:table-cell office:value-type="string" calcext:value-type="string">
            <text:p>Vbuff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P2L8</text:p>
          </table:table-cell>
          <table:table-cell office:value-type="float" office:value="250" calcext:value-type="float">
            <text:p>250</text:p>
          </table:table-cell>
          <table:table-cell table:formula="of:=[.D54]/[.B54]*1000" office:value-type="float" office:value="80" calcext:value-type="float">
            <text:p>80</text:p>
          </table:table-cell>
          <table:table-cell table:formula="of:=[.D56]*[.E54]" office:value-type="float" office:value="20" calcext:value-type="float">
            <text:p>20</text:p>
          </table:table-cell>
          <table:table-cell table:formula="of:=4/3" office:value-type="float" office:value="1.33333333333333" calcext:value-type="float">
            <text:p>1,3333333333</text:p>
          </table:table-cell>
          <table:table-cell office:value-type="float" office:value="237.8" calcext:value-type="float">
            <text:p>237,8</text:p>
          </table:table-cell>
          <table:table-cell office:value-type="float" office:value="300" calcext:value-type="float">
            <text:p>300</text:p>
          </table:table-cell>
          <table:table-cell table:formula="of:=[.F54]/[.G54]*1000" office:value-type="float" office:value="792.666666666667" calcext:value-type="float">
            <text:p>792,6666666667</text:p>
          </table:table-cell>
          <table:table-cell office:value-type="float" office:value="350" calcext:value-type="float">
            <text:p>350</text:p>
          </table:table-cell>
          <table:table-cell table:formula="of:=[.I54]*[.C54]/[.H54]" office:value-type="float" office:value="35.3238015138772" calcext:value-type="float">
            <text:p>35,3238015139</text:p>
          </table:table-cell>
          <table:table-cell table:formula="of:=[.I54]-[.J54]" office:value-type="float" office:value="314.676198486123" calcext:value-type="float">
            <text:p>314,6761984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B56]*[.C56]/1000" office:value-type="float" office:value="15" calcext:value-type="float">
            <text:p>15</text:p>
          </table:table-cell>
          <table:table-cell/>
          <table:table-cell office:value-type="float" office:value="246.7" calcext:value-type="float">
            <text:p>246,7</text:p>
          </table:table-cell>
          <table:table-cell office:value-type="float" office:value="400" calcext:value-type="float">
            <text:p>400</text:p>
          </table:table-cell>
          <table:table-cell table:formula="of:=[.F56]/[.G56]*1000" office:value-type="float" office:value="616.75" calcext:value-type="float">
            <text:p>616,75</text:p>
          </table:table-cell>
          <table:table-cell office:value-type="float" office:value="1500" calcext:value-type="float">
            <text:p>1500</text:p>
          </table:table-cell>
          <table:table-cell table:formula="of:=[.I56]*[.C56]/[.H56]" office:value-type="float" office:value="36.4815565464126" calcext:value-type="float">
            <text:p>36,4815565464</text:p>
          </table:table-cell>
          <table:table-cell table:formula="of:=[.I56]-[.J56]" office:value-type="float" office:value="1463.51844345359" calcext:value-type="float">
            <text:p>1463,518443453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Dmoy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formula="of:=[.F61]/[.E61]" office:value-type="float" office:value="0.0000673400673400673" calcext:value-type="float">
            <text:p>6,73400673400673E-05</text:p>
          </table:table-cell>
          <table:table-cell office:value-type="float" office:value="297000" calcext:value-type="float">
            <text:p>297000</text:p>
          </table:table-cell>
          <table:table-cell table:formula="of:=AVERAGE([.G61:.H61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style-name="ce7" table:formula="of:=[.F62]/[.E62]" office:value-type="float" office:value="0.00010200210748156" calcext:value-type="float">
            <text:p>0,0001020021</text:p>
          </table:table-cell>
          <table:table-cell office:value-type="float" office:value="379600" calcext:value-type="float">
            <text:p>379600</text:p>
          </table:table-cell>
          <table:table-cell table:formula="of:=AVERAGE([.G62:.H62])" office:value-type="float" office:value="38.72" calcext:value-type="float">
            <text:p>38,72</text:p>
          </table:table-cell>
          <table:table-cell office:value-type="float" office:value="38.72" calcext:value-type="float">
            <text:p>38,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ilibrate concentrations for DSC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n (nanomole)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n to add</text:p>
          </table:table-cell>
          <table:table-cell office:value-type="string" calcext:value-type="string">
            <text:p>Vpip(µL)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c=</text:p>
          </table:table-cell>
          <table:table-cell office:value-type="string" calcext:value-type="string">
            <text:p>Vpip</text:p>
          </table:table-cell>
          <table:table-cell office:value-type="string" calcext:value-type="string">
            <text:p>od</text:p>
          </table:table-cell>
          <table:table-cell table:style-name="ce9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277" calcext:value-type="float">
            <text:p>277</text:p>
          </table:table-cell>
          <table:table-cell table:formula="of:=[.B65]*[.D61]*1000" office:value-type="float" office:value="18.6531986531987" calcext:value-type="float">
            <text:p>18,6531986532</text:p>
          </table:table-cell>
          <table:table-cell table:formula="of:=[.B61]*100/1000" office:value-type="float" office:value="30" calcext:value-type="float">
            <text:p>30</text:p>
          </table:table-cell>
          <table:table-cell table:formula="of:=[.D65]-[.C65]" office:value-type="float" office:value="11.3468013468014" calcext:value-type="float">
            <text:p>11,3468013468</text:p>
          </table:table-cell>
          <table:table-cell table:formula="of:=[.E65]/[.H56]" office:value-type="float" office:value="0.0183977322201886" calcext:value-type="float">
            <text:p>0,0183977322</text:p>
          </table:table-cell>
          <table:table-cell office:value-type="float" office:value="25.319" calcext:value-type="float">
            <text:p>25,319</text:p>
          </table:table-cell>
          <table:table-cell table:formula="of:=[.G65]/[.E61]" office:value-type="float" office:value="0.0000852491582491582" calcext:value-type="float">
            <text:p>8,52491582491582E-05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,9</text:p>
          </table:table-cell>
          <table:table-cell table:style-name="ce7" table:formula="of:=[.J65]/[.E61]" office:value-type="float" office:value="0.000104040404040404" calcext:value-type="float">
            <text:p>0,00010404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ure C for IT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dmoy</text:p>
          </table:table-cell>
          <table:table-cell office:value-type="string" calcext:value-type="string">
            <text:p>dilution factor = 2 because two much absorb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2L8</text:p>
          </table:table-cell>
          <table:table-cell table:style-name="ce6" table:formula="of:=2*[.E68]/[.C68]" office:value-type="float" office:value="0.000077449947312961" calcext:value-type="float">
            <text:p>7,7449947312961E-05</text:p>
          </table:table-cell>
          <table:table-cell office:value-type="float" office:value="379600" calcext:value-type="float">
            <text:p>379600</text:p>
          </table:table-cell>
          <table:table-cell table:formula="of:=AVERAGE([.E68:.F68])" office:value-type="float" office:value="14.85" calcext:value-type="float">
            <text:p>14,85</text:p>
          </table:table-cell>
          <table:table-cell office:value-type="float" office:value="14.7" calcext:value-type="float">
            <text:p>14,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4th of Novemb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mple volume (uL)</text:p>
          </table:table-cell>
          <table:table-cell office:value-type="string" calcext:value-type="string">
            <text:p>Con,centration µM</text:p>
          </table:table-cell>
          <table:table-cell office:value-type="string" calcext:value-type="string">
            <text:p>number of mole</text:p>
          </table:table-cell>
          <table:table-cell office:value-type="string" calcext:value-type="string">
            <text:p>Titration rtaion</text:p>
          </table:table-cell>
          <table:table-cell office:value-type="string" calcext:value-type="string">
            <text:p>Volume to prepare (uL)</text:p>
          </table:table-cell>
          <table:table-cell office:value-type="string" calcext:value-type="string">
            <text:p>Nstock nmol</text:p>
          </table:table-cell>
          <table:table-cell office:value-type="string" calcext:value-type="string">
            <text:p>Vstock µl</text:p>
          </table:table-cell>
          <table:table-cell office:value-type="string" calcext:value-type="string">
            <text:p>Conc µM</text:p>
          </table:table-cell>
          <table:table-cell office:value-type="string" calcext:value-type="string">
            <text:p>V DNA to add µl</text:p>
          </table:table-cell>
          <table:table-cell office:value-type="string" calcext:value-type="string">
            <text:p>Buffer to add µ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2"/>
          <table:table-cell office:value-type="string" calcext:value-type="string">
            <text:p>µm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ri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250" calcext:value-type="float">
            <text:p>250</text:p>
          </table:table-cell>
          <table:table-cell table:formula="of:=[.D75]/[.B75]*1000000" office:value-type="float" office:value="75" calcext:value-type="float">
            <text:p>75</text:p>
          </table:table-cell>
          <table:table-cell table:formula="of:=[.D78]*[.E75]" office:value-type="float" office:value="0.01875" calcext:value-type="float">
            <text:p>0,01875</text:p>
          </table:table-cell>
          <table:table-cell table:formula="of:=25/20"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office:value-type="float" office:value="378.8" calcext:value-type="float">
            <text:p>378,8</text:p>
          </table:table-cell>
          <table:table-cell office:value-type="float" office:value="400" calcext:value-type="float">
            <text:p>400</text:p>
          </table:table-cell>
          <table:table-cell table:formula="of:=[.G75]/[.H75]*1000" office:value-type="float" office:value="947" calcext:value-type="float">
            <text:p>947</text:p>
          </table:table-cell>
          <table:table-cell table:formula="of:=[.F75]*[.C75]/[.I75]" office:value-type="float" office:value="23.7592397043295" calcext:value-type="float">
            <text:p>23,7592397043</text:p>
          </table:table-cell>
          <table:table-cell table:formula="of:=[.F75]-[.J75]" office:value-type="float" office:value="276.240760295671" calcext:value-type="float">
            <text:p>276,2407602957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28.2" calcext:value-type="float">
            <text:p>128,2</text:p>
          </table:table-cell>
          <table:table-cell office:value-type="float" office:value="200" calcext:value-type="float">
            <text:p>200</text:p>
          </table:table-cell>
          <table:table-cell table:formula="of:=[.G76]/[.H76]*1000" office:value-type="float" office:value="641" calcext:value-type="float">
            <text:p>641</text:p>
          </table:table-cell>
          <table:table-cell table:formula="of:=[.F75]*[.C75]/[.I76]" office:value-type="float" office:value="35.1014040561623" calcext:value-type="float">
            <text:p>35,1014040562</text:p>
          </table:table-cell>
          <table:table-cell/>
          <table:table-cell office:value-type="string" calcext:value-type="string">
            <text:p>Have 15-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action V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C78]*[.B78]/1000000" office:value-type="float" office:value="0.015" calcext:value-type="float">
            <text:p>0,0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46.7" calcext:value-type="float">
            <text:p>246,7</text:p>
          </table:table-cell>
          <table:table-cell office:value-type="float" office:value="400" calcext:value-type="float">
            <text:p>400</text:p>
          </table:table-cell>
          <table:table-cell table:formula="of:=[.G78]/[.H78]*1000" office:value-type="float" office:value="616.75" calcext:value-type="float">
            <text:p>616,75</text:p>
          </table:table-cell>
          <table:table-cell table:formula="of:=[.F78]*[.C78]/[.I78]" office:value-type="float" office:value="36.4815565464126" calcext:value-type="float">
            <text:p>36,4815565464</text:p>
          </table:table-cell>
          <table:table-cell table:formula="of:=[.F78]-[.J78]" office:value-type="float" office:value="1463.51844345359" calcext:value-type="float">
            <text:p>1463,51844345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easure OD</text:p>
          </table:table-cell>
          <table:table-cell table:style-name="ce4" office:value-type="string" calcext:value-type="string">
            <text:p>Opt coefficient l.mol-1.cm-1 </text:p>
          </table:table-cell>
          <table:table-cell office:value-type="string" calcext:value-type="string">
            <text:p>Concentration (µM)</text:p>
          </table:table-cell>
          <table:table-cell office:value-type="string" calcext:value-type="string">
            <text:p>OD 260 nm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L4</text:p>
          </table:table-cell>
          <table:table-cell office:value-type="string" calcext:value-type="string">
            <text:p>pts^p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347200" calcext:value-type="float">
            <text:p>347200</text:p>
          </table:table-cell>
          <table:table-cell table:style-name="ce6" table:formula="of:=[.E86]/[.B82]*1000000" office:value-type="float" office:value="55.6069988479263" calcext:value-type="float">
            <text:p>55,6069988479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4.312" calcext:value-type="float">
            <text:p>4,312</text:p>
          </table:table-cell>
          <table:table-cell office:value-type="float" office:value="2.148" calcext:value-type="float">
            <text:p>2,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TSPOOL</text:p>
          </table:table-cell>
          <table:table-cell table:style-name="ce4" office:value-type="float" office:value="297000" calcext:value-type="float">
            <text:p>297000</text:p>
          </table:table-cell>
          <table:table-cell table:formula="of:=[.F86]/[.B83]*1000000" office:value-type="float" office:value="14.3855218855219" calcext:value-type="float">
            <text:p>14,3855218855</text:p>
          </table:table-cell>
          <table:table-cell/>
          <table:table-cell office:value-type="float" office:value="19.216" calcext:value-type="float">
            <text:p>19,216</text:p>
          </table:table-cell>
          <table:table-cell office:value-type="float" office:value="1.842" calcext:value-type="float">
            <text:p>1,842</text:p>
          </table:table-cell>
          <table:table-cell office:value-type="float" office:value="2.359" calcext:value-type="float">
            <text:p>2,35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G84]/[.B83]*1000000" office:value-type="float" office:value="7.58754208754209" calcext:value-type="float">
            <text:p>7,5875420875</text:p>
          </table:table-cell>
          <table:table-cell/>
          <table:table-cell office:value-type="float" office:value="19.106" calcext:value-type="float">
            <text:p>19,106</text:p>
          </table:table-cell>
          <table:table-cell office:value-type="float" office:value="1.695" calcext:value-type="float">
            <text:p>1,695</text:p>
          </table:table-cell>
          <table:table-cell table:formula="of:=AVERAGE([.G82:.G83])" office:value-type="float" office:value="2.2535" calcext:value-type="float">
            <text:p>2,253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.205" calcext:value-type="float">
            <text:p>19,205</text:p>
          </table:table-cell>
          <table:table-cell office:value-type="float" office:value="4.233" calcext:value-type="float">
            <text:p>4,2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VERAGE([.E82:.E85])" office:value-type="float" office:value="19.30675" calcext:value-type="float">
            <text:p>19,30675</text:p>
          </table:table-cell>
          <table:table-cell table:formula="of:=AVERAGE([.F82];[.F85])" office:value-type="float" office:value="4.2725" calcext:value-type="float">
            <text:p>4,27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84]*1000" office:value-type="float" office:value="7587.54208754209" calcext:value-type="float">
            <text:p>7587,54208754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82]*250" office:value-type="float" office:value="13901.7497119816" calcext:value-type="float">
            <text:p>13901,7497119816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office:value-type="string" calcext:value-type="string">
            <text:p>DSC</text:p>
          </table:table-cell>
          <table:table-cell office:value-type="string" calcext:value-type="string">
            <text:p>final conc µM</text:p>
          </table:table-cell>
          <table:table-cell office:value-type="string" calcext:value-type="string">
            <text:p>final V µL</text:p>
          </table:table-cell>
          <table:table-cell office:value-type="string" calcext:value-type="string">
            <text:p>conc to prepare µM</text:p>
          </table:table-cell>
          <table:table-cell/>
          <table:table-cell office:value-type="string" calcext:value-type="string">
            <text:p>V DNA to add µl</text:p>
          </table:table-cell>
          <table:table-cell office:value-type="string" calcext:value-type="string">
            <text:p>Buffer to add µ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91]*[.D91]/[.I75]" office:value-type="float" office:value="31.6789862724393" calcext:value-type="float">
            <text:p>31,6789862724</text:p>
          </table:table-cell>
          <table:table-cell table:formula="of:=[.C91]-[.F91]" office:value-type="float" office:value="268.321013727561" calcext:value-type="float">
            <text:p>268,3210137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92]*[.D92]/[.I78]" office:value-type="float" office:value="48.6420753952169" calcext:value-type="float">
            <text:p>48,6420753952</text:p>
          </table:table-cell>
          <table:table-cell table:formula="of:=[.C92]-[.F92]" office:value-type="float" office:value="251.357924604783" calcext:value-type="float">
            <text:p>251,35792460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7200" calcext:value-type="float">
            <text:p>347200</text:p>
          </table:table-cell>
          <table:table-cell table:formula="of:=[.C97]/[.A94]*1000000" office:value-type="float" office:value="75.6566820276498" calcext:value-type="float">
            <text:p>75,6566820276</text:p>
          </table:table-cell>
          <table:table-cell office:value-type="float" office:value="26.178" calcext:value-type="float">
            <text:p>26,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P4</text:p>
          </table:table-cell>
          <table:table-cell/>
          <table:table-cell office:value-type="float" office:value="26.266" calcext:value-type="float">
            <text:p>26,266</text:p>
          </table:table-cell>
          <table:table-cell table:number-columns-repeated="2"/>
          <table:table-cell table:formula="of:=[.B94]*[.C91]" office:value-type="float" office:value="22697.0046082949" calcext:value-type="float">
            <text:p>22697,0046082949</text:p>
          </table:table-cell>
          <table:table-cell table:formula="of:=[.F95]/[.B100]" office:value-type="float" office:value="355.538521553987" calcext:value-type="float">
            <text:p>355,5385215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.36" calcext:value-type="float">
            <text:p>26,36</text:p>
          </table:table-cell>
          <table:table-cell/>
          <table:table-cell table:formula="of:=300*[.B94]/[.B100]-300" office:value-type="float" office:value="55.5385215539873" calcext:value-type="float">
            <text:p>55,53852155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AVERAGE([.C94:.C96])" office:value-type="float" office:value="26.268" calcext:value-type="float">
            <text:p>26,2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 final pool</text:p>
          </table:table-cell>
          <table:table-cell table:number-columns-repeated="2"/>
          <table:table-cell office:value-type="string" calcext:value-type="string">
            <text:p>After +55 loop4</text:p>
          </table:table-cell>
          <table:table-cell office:value-type="string" calcext:value-type="string">
            <text:p>Conc final loop4</text:p>
          </table:table-cell>
          <table:table-cell table:number-columns-repeated="1018"/>
        </table:table-row>
        <table:table-row table:style-name="ro1">
          <table:table-cell table:style-name="ce4" office:value-type="float" office:value="297000" calcext:value-type="float">
            <text:p>297000</text:p>
          </table:table-cell>
          <table:table-cell table:style-name="ce6" table:formula="of:=[.C104]/[.A100]*1000000" office:value-type="float" office:value="63.8383838383838" calcext:value-type="float">
            <text:p>63,8383838384</text:p>
          </table:table-cell>
          <table:table-cell office:value-type="float" office:value="18.646" calcext:value-type="float">
            <text:p>18,646</text:p>
          </table:table-cell>
          <table:table-cell/>
          <table:table-cell office:value-type="float" office:value="22.72" calcext:value-type="float">
            <text:p>22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ol</text:p>
          </table:table-cell>
          <table:table-cell/>
          <table:table-cell office:value-type="float" office:value="19.334" calcext:value-type="float">
            <text:p>19,334</text:p>
          </table:table-cell>
          <table:table-cell/>
          <table:table-cell office:value-type="float" office:value="23.9" calcext:value-type="float">
            <text:p>23,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.9" calcext:value-type="float">
            <text:p>18,9</text:p>
          </table:table-cell>
          <table:table-cell/>
          <table:table-cell office:value-type="float" office:value="22.799" calcext:value-type="float">
            <text:p>22,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AVERAGE([.C100:.C102])" office:value-type="float" office:value="18.96" calcext:value-type="float">
            <text:p>18,96</text:p>
          </table:table-cell>
          <table:table-cell/>
          <table:table-cell table:formula="of:=AVERAGE([.E100:.E102])" office:value-type="float" office:value="23.1396666666667" calcext:value-type="float">
            <text:p>23,1396666667</text:p>
          </table:table-cell>
          <table:table-cell table:style-name="ce6" table:formula="of:=[.E104]/[.A94]*1000000" office:value-type="float" office:value="66.6465053763441" calcext:value-type="float">
            <text:p>66,646505376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00/00/0000</text:date>, <text:time style:data-style-name="N2" text:time-value="11:30:50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9:14:20.329000000</meta:creation-date>
    <dc:date>2022-11-14T11:19:09.693000000</dc:date>
    <meta:editing-duration>PT8H14M41S</meta:editing-duration>
    <meta:editing-cycles>9</meta:editing-cycles>
    <meta:generator>LibreOffice/5.0.6.3$Windows_x86 LibreOffice_project/490fc03b25318460cfc54456516ea2519c11d1aa</meta:generator>
    <meta:document-statistic meta:table-count="1" meta:cell-count="366" meta:object-count="0"/>
  </office:meta>
</office:document-meta>
</file>